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F900000095C80885AF17985569.png" manifest:media-type="image/png"/>
  <manifest:file-entry manifest:full-path="Pictures/10000001000002D200000078BBAA64D913F981E1.png" manifest:media-type="image/png"/>
  <manifest:file-entry manifest:full-path="Pictures/10000001000002990000006D590BB34A6911C6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mazon Ember" svg:font-family="'Amazon Ember', Arial, sans-serif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OM</text:p>
      <text:p text:style-name="Text_20_body"><draw:frame draw:style-name="fr1" draw:name="Image1" text:anchor-type="as-char" svg:width="17.591cm" svg:height="2.882cm" draw:z-index="0"><draw:image xlink:href="Pictures/10000001000002990000006D590BB34A6911C696.png" xlink:type="simple" xlink:show="embed" xlink:actuate="onLoad" draw:mime-type="image/png"/></draw:frame></text:p>
      <text:p text:style-name="Text_20_body"><draw:frame draw:style-name="fr1" draw:name="Image2" text:anchor-type="as-char" svg:width="19.099cm" svg:height="3.173cm" draw:z-index="1"><draw:image xlink:href="Pictures/10000001000002D200000078BBAA64D913F981E1.png" xlink:type="simple" xlink:show="embed" xlink:actuate="onLoad" draw:mime-type="image/png"/></draw:frame></text:p>
      <text:p text:style-name="Text_20_body"><draw:frame draw:style-name="fr1" draw:name="Image4" text:anchor-type="as-char" svg:width="20.131cm" svg:height="3.941cm" draw:z-index="2"><draw:image xlink:href="Pictures/10000001000002F900000095C80885AF1798556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mazon Ember" svg:font-family="'Amazon Ember', Arial, sans-serif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6T11:08:33.845164369</meta:creation-date>
    <dc:date>2023-07-16T11:29:39.359000352</dc:date>
    <meta:editing-duration>PT19M34S</meta:editing-duration>
    <meta:editing-cycles>2</meta:editing-cycles>
    <meta:generator>LibreOffice/7.5.4.2$Linux_X86_64 LibreOffice_project/50$Build-2</meta:generator>
    <meta:document-statistic meta:table-count="0" meta:image-count="3" meta:object-count="0" meta:page-count="1" meta:paragraph-count="4" meta:word-count="1" meta:character-count="3" meta:non-whitespace-character-count="3"/>
  </office:meta>
</office:document-meta>
</file>